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500000002F3516BC766.png"/>
  <manifest:file-entry manifest:media-type="image/png" manifest:full-path="Pictures/100000000000044F00000285C9BBEB13.png"/>
  <manifest:file-entry manifest:media-type="image/png" manifest:full-path="Pictures/1000020100000553000002B8B200BFD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58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2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2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8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5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3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42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59cm"/>
    </style:style>
    <style:style style:name="gr14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FreeSerif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font-family="FreeSerif" style:font-family-generic="roman" style:font-pitch="variable" fo:font-weight="bold" style:font-weight-asian="bold" style:font-weight-complex="bold"/>
    </style:style>
    <style:style style:name="P5" style:family="paragraph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text-align="center"/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ffffff" fo:font-family="FreeSerif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FreeSerif" style:font-family-generic="roman" style:font-pitch="variable" fo:font-weight="bold" style:font-weight-asian="bold" style:font-weight-complex="bold"/>
    </style:style>
    <style:style style:name="T4" style:family="text">
      <style:text-properties fo:font-family="FreeSerif" style:font-family-generic="roman" style:font-pitch="variable" fo:font-weight="bold" style:font-weight-asian="bold" style:font-weight-complex="bold"/>
    </style:style>
    <style:style style:name="T5" style:family="text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cm" svg:height="13.57cm" svg:x="5.2cm" svg:y="5.45cm">
          <draw:image xlink:href="Pictures/1000000000000500000002F3516BC766.png" xlink:type="simple" xlink:show="embed" xlink:actuate="onLoad">
            <text:p/>
          </draw:image>
        </draw:frame>
        <draw:g>
          <draw:custom-shape draw:style-name="gr2" draw:text-style-name="P1" draw:layer="layout" svg:width="-10cm" svg:height="-6.7cm" svg:x="20.2cm" svg:y="16.3cm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1.879cm" svg:x="13.8cm" svg:y="14.027cm">
            <draw:text-box>
              <text:p text:style-name="P1"><text:span text:style-name="T1">Event Console</text:span></text:p>
            </draw:text-box>
          </draw:frame>
          <draw:frame draw:style-name="gr3" draw:text-style-name="P3" draw:layer="layout" svg:width="3.9cm" svg:height="1.879cm" svg:x="10.6cm" svg:y="12.123cm">
            <draw:text-box>
              <text:p text:style-name="P1"><text:span text:style-name="T2">Tree View</text:span></text:p>
              <text:p text:style-name="P1"><text:span text:style-name="T2">Pane</text:span></text:p>
            </draw:text-box>
          </draw:frame>
          <draw:frame draw:style-name="gr3" draw:text-style-name="P3" draw:layer="layout" svg:width="3.9cm" svg:height="1.879cm" svg:x="13.4cm" svg:y="10.223cm">
            <draw:text-box>
              <text:p text:style-name="P1"><text:span text:style-name="T2">Graph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073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072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072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48cm" svg:height="1.072cm" svg:x="11.175cm" svg:y="3.7cm">
            <draw:text-box>
              <text:p><text:span text:style-name="T3">Web Browser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072cm" svg:x="21.775cm" svg:y="3.7cm">
            <draw:text-box>
              <text:p><text:span text:style-name="T3">Statistics Panel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27.699cm" svg:height="14.143cm" svg:x="1.769cm" svg:y="3.603cm">
          <draw:image xlink:href="Pictures/1000020100000553000002B8B200BFD2.png" xlink:type="simple" xlink:show="embed" xlink:actuate="onLoad">
            <text:p/>
          </draw:image>
        </draw:frame>
        <draw:g>
          <draw:custom-shape draw:style-name="gr2" draw:text-style-name="P1" draw:layer="layout" svg:width="-11.8cm" svg:height="-7.5cm" svg:x="16.143cm" svg:y="14.6cm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1.879cm" svg:x="8.9cm" svg:y="12.527cm">
            <draw:text-box>
              <text:p text:style-name="P1"><text:span text:style-name="T1">Message Console</text:span></text:p>
            </draw:text-box>
          </draw:frame>
          <draw:frame draw:style-name="gr3" draw:text-style-name="P3" draw:layer="layout" svg:width="3.2cm" svg:height="1.879cm" svg:x="5.2cm" svg:y="10.023cm">
            <draw:text-box>
              <text:p text:style-name="P1"><text:span text:style-name="T2">Tree</text:span></text:p>
              <text:p text:style-name="P1"><text:span text:style-name="T2">Explorer</text:span></text:p>
            </draw:text-box>
          </draw:frame>
          <draw:frame draw:style-name="gr10" draw:text-style-name="P3" draw:layer="layout" svg:width="2cm" svg:height="1.014cm" svg:x="9.4cm" svg:y="7.686cm">
            <draw:text-box>
              <text:p text:style-name="P1"><text:span text:style-name="T2">Map</text:span></text:p>
            </draw:text-box>
          </draw:frame>
        </draw:g>
        <draw:g>
          <draw:line draw:style-name="gr4" draw:text-style-name="P1" draw:layer="layout" svg:x1="0.8cm" svg:y1="4.3cm" svg:x2="1.7cm" svg:y2="4.3cm">
            <text:p/>
          </draw:line>
          <draw:frame draw:style-name="gr5" draw:text-style-name="P4" draw:layer="layout" svg:width="2.923cm" svg:height="1.073cm" svg:x="-2.327cm" svg:y="3.8cm">
            <draw:text-box>
              <text:p><text:span text:style-name="T3">Toolbar</text:span></text:p>
            </draw:text-box>
          </draw:frame>
        </draw:g>
        <draw:g>
          <draw:line draw:style-name="gr4" draw:text-style-name="P1" draw:layer="layout" svg:x1="0.9cm" svg:y1="3.728cm" svg:x2="1.7cm" svg:y2="3.728cm">
            <text:p/>
          </draw:line>
          <draw:frame draw:style-name="gr6" draw:text-style-name="P4" draw:layer="layout" svg:width="3.271cm" svg:height="1.072cm" svg:x="-2.326cm" svg:y="3.128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7.9cm" svg:y1="2.921cm" svg:x2="7.9cm" svg:y2="4.4cm">
            <text:p/>
          </draw:line>
          <draw:frame draw:style-name="gr7" draw:text-style-name="P4" draw:layer="layout" svg:width="5.091cm" svg:height="1.072cm" svg:x="4.175cm" svg:y="2.1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9.693cm" svg:y1="3cm" svg:x2="9.693cm" svg:y2="4.516cm">
            <text:p/>
          </draw:line>
          <draw:frame draw:style-name="gr8" draw:text-style-name="P4" draw:layer="layout" svg:width="7.625cm" svg:height="1.072cm" svg:x="8.875cm" svg:y="2.2cm">
            <draw:text-box>
              <text:p><text:span text:style-name="T3">Tab for the </text:span><text:span text:style-name="T4">Native Web UI</text:span></text:p>
            </draw:text-box>
          </draw:frame>
        </draw:g>
        <draw:g>
          <draw:line draw:style-name="gr4" draw:text-style-name="P1" draw:layer="layout" svg:x1="27.098cm" svg:y1="2.8cm" svg:x2="27.098cm" svg:y2="4.899cm">
            <text:p/>
          </draw:line>
          <draw:frame draw:style-name="gr11" draw:text-style-name="P4" draw:layer="layout" svg:width="2.098cm" svg:height="1.072cm" svg:x="25.902cm" svg:y="2.028cm">
            <draw:text-box>
              <text:p><text:span text:style-name="T3">Chart</text:span></text:p>
            </draw:text-box>
          </draw:frame>
        </draw:g>
        <draw:frame draw:style-name="gr11" draw:text-style-name="P4" draw:layer="layout" svg:width="2.585cm" svg:height="1.072cm" svg:x="23.1cm" svg:y="18.128cm">
          <draw:text-box>
            <text:p><text:span text:style-name="T3">Tool tip</text:span></text:p>
          </draw:text-box>
        </draw:frame>
        <draw:line draw:style-name="gr12" draw:text-style-name="P1" draw:layer="layout" svg:x1="24.495cm" svg:y1="18.264cm" svg:x2="24.5cm" svg:y2="13.3cm">
          <text:p/>
        </draw:line>
      </draw:page>
      <draw:page draw:name="page3" draw:style-name="dp1" draw:master-page-name="Default">
        <draw:frame draw:style-name="gr1" draw:text-style-name="P1" draw:layer="layout" svg:width="27.699cm" svg:height="16.197cm" svg:x="1.5cm" svg:y="3.803cm">
          <draw:image xlink:href="Pictures/100000000000044F00000285C9BBEB13.png" xlink:type="simple" xlink:show="embed" xlink:actuate="onLoad">
            <text:p/>
          </draw:image>
        </draw:frame>
        <draw:g>
          <draw:line draw:style-name="gr4" draw:text-style-name="P1" draw:layer="layout" svg:x1="0.726cm" svg:y1="4.6cm" svg:x2="1.526cm" svg:y2="4.6cm">
            <text:p/>
          </draw:line>
          <draw:frame draw:style-name="gr13" draw:text-style-name="P5" draw:layer="layout" svg:width="3.537cm" svg:height="1.183cm" svg:x="-2.8cm" svg:y="4cm">
            <draw:text-box>
              <text:p><text:span text:style-name="T5">Menu Bar</text:span></text:p>
            </draw:text-box>
          </draw:frame>
        </draw:g>
        <draw:g>
          <draw:custom-shape draw:style-name="gr14" draw:text-style-name="P1" draw:layer="layout" svg:width="6cm" svg:height="3cm" svg:x="1.9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5" draw:text-style-name="P6" draw:layer="layout" svg:width="3.779cm" svg:height="2.115cm" svg:x="3cm" svg:y="1.5cm">
            <draw:text-box>
              <text:p text:style-name="P1"><text:span text:style-name="T6"><text:s/></text:span><text:span text:style-name="T6">Explorer </text:span></text:p>
              <text:p text:style-name="P1"><text:span text:style-name="T6">Pane</text:span></text:p>
            </draw:text-box>
          </draw:frame>
        </draw:g>
        <draw:g>
          <draw:custom-shape draw:style-name="gr14" draw:text-style-name="P1" draw:layer="layout" svg:width="6cm" svg:height="3cm" svg:x="18.5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6" draw:text-style-name="P6" draw:layer="layout" svg:width="3.11cm" svg:height="2.115cm" svg:x="20.1cm" svg:y="1.5cm">
            <draw:text-box>
              <text:p text:style-name="P1"><text:span text:style-name="T6">Edition </text:span></text:p>
              <text:p text:style-name="P1"><text:span text:style-name="T6">Pane</text:span></text:p>
            </draw:text-box>
          </draw:frame>
        </draw:g>
        <draw:g>
          <draw:line draw:style-name="gr4" draw:text-style-name="P1" draw:layer="layout" svg:x1="0.726cm" svg:y1="5.4cm" svg:x2="1.526cm" svg:y2="5.4cm">
            <text:p/>
          </draw:line>
          <draw:frame draw:style-name="gr17" draw:text-style-name="P5" draw:layer="layout" svg:width="2.868cm" svg:height="1.183cm" svg:x="-2.3cm" svg:y="4.8cm">
            <draw:text-box>
              <text:p><text:span text:style-name="T5">Toolb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ue Chakode</meta:initial-creator>
    <meta:creation-date>2010-12-11T15:14:18</meta:creation-date>
    <dc:date>2012-07-29T23:06:25</dc:date>
    <meta:editing-duration>P1DT18H29M35S</meta:editing-duration>
    <meta:editing-cycles>59</meta:editing-cycles>
    <meta:generator>LibreOffice/3.4$Unix LibreOffice_project/340m1$Build-1505</meta:generator>
    <meta:document-statistic meta:object-count="57"/>
  </office:meta>
</office:document-meta>
</file>